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b21e" officeooo:paragraph-rsid="0014b21e"/>
    </style:style>
    <style:style style:name="P2" style:family="paragraph" style:parent-style-name="Standard">
      <style:paragraph-properties style:writing-mode="lr-tb"/>
    </style:style>
    <style:style style:name="P3" style:family="paragraph" style:parent-style-name="Standard">
      <style:text-properties officeooo:paragraph-rsid="00189b23"/>
    </style:style>
    <style:style style:name="P4" style:family="paragraph" style:parent-style-name="Standard">
      <style:text-properties officeooo:paragraph-rsid="001dcb2c"/>
    </style:style>
    <style:style style:name="P5" style:family="paragraph" style:parent-style-name="Standard">
      <style:text-properties officeooo:rsid="0023241d" officeooo:paragraph-rsid="0023241d"/>
    </style:style>
    <style:style style:name="P6" style:family="paragraph" style:parent-style-name="Standard">
      <style:text-properties officeooo:paragraph-rsid="002a60c8"/>
    </style:style>
    <style:style style:name="P7" style:family="paragraph" style:parent-style-name="Standard">
      <style:text-properties officeooo:paragraph-rsid="002a980a"/>
    </style:style>
    <style:style style:name="P8" style:family="paragraph" style:parent-style-name="Standard">
      <style:text-properties officeooo:rsid="002f68b7" officeooo:paragraph-rsid="002f68b7"/>
    </style:style>
    <style:style style:name="P9" style:family="paragraph" style:parent-style-name="Standard">
      <style:text-properties officeooo:rsid="00308ed4" officeooo:paragraph-rsid="00308ed4"/>
    </style:style>
    <style:style style:name="P10" style:family="paragraph" style:parent-style-name="Standard">
      <style:paragraph-properties style:writing-mode="lr-tb"/>
      <style:text-properties officeooo:rsid="00308ed4" officeooo:paragraph-rsid="00308ed4"/>
    </style:style>
    <style:style style:name="P11" style:family="paragraph" style:parent-style-name="Standard">
      <style:text-properties officeooo:paragraph-rsid="00308ed4"/>
    </style:style>
    <style:style style:name="P12" style:family="paragraph" style:parent-style-name="Standard">
      <style:text-properties officeooo:rsid="003136a0" officeooo:paragraph-rsid="0032fe93"/>
    </style:style>
    <style:style style:name="P13" style:family="paragraph" style:parent-style-name="Standard">
      <style:text-properties officeooo:rsid="0032fe93" officeooo:paragraph-rsid="0032fe93"/>
    </style:style>
    <style:style style:name="P14" style:family="paragraph" style:parent-style-name="Standard">
      <style:text-properties officeooo:rsid="00358570" officeooo:paragraph-rsid="00358570"/>
    </style:style>
    <style:style style:name="P15" style:family="paragraph" style:parent-style-name="Standard">
      <style:text-properties officeooo:rsid="00376893" officeooo:paragraph-rsid="00376893"/>
    </style:style>
    <style:style style:name="P16" style:family="paragraph" style:parent-style-name="Standard">
      <style:text-properties fo:color="#c9211e" loext:opacity="100%" officeooo:paragraph-rsid="00189b23"/>
    </style:style>
    <style:style style:name="T1" style:family="text">
      <style:text-properties officeooo:rsid="00146693"/>
    </style:style>
    <style:style style:name="T2" style:family="text">
      <style:text-properties officeooo:rsid="00189b23"/>
    </style:style>
    <style:style style:name="T3" style:family="text">
      <style:text-properties officeooo:rsid="001a2a7b"/>
    </style:style>
    <style:style style:name="T4" style:family="text">
      <style:text-properties officeooo:rsid="001bac41"/>
    </style:style>
    <style:style style:name="T5" style:family="text">
      <style:text-properties officeooo:rsid="001dab53"/>
    </style:style>
    <style:style style:name="T6" style:family="text">
      <style:text-properties officeooo:rsid="001dcb2c"/>
    </style:style>
    <style:style style:name="T7" style:family="text">
      <style:text-properties officeooo:rsid="0023241d"/>
    </style:style>
    <style:style style:name="T8" style:family="text">
      <style:text-properties officeooo:rsid="00249b0b"/>
    </style:style>
    <style:style style:name="T9" style:family="text">
      <style:text-properties officeooo:rsid="002668f0"/>
    </style:style>
    <style:style style:name="T10" style:family="text">
      <style:text-properties officeooo:rsid="0027462b"/>
    </style:style>
    <style:style style:name="T11" style:family="text">
      <style:text-properties officeooo:rsid="0027de76"/>
    </style:style>
    <style:style style:name="T12" style:family="text">
      <style:text-properties officeooo:rsid="0029a638"/>
    </style:style>
    <style:style style:name="T13" style:family="text">
      <style:text-properties officeooo:rsid="002a60c8"/>
    </style:style>
    <style:style style:name="T14" style:family="text">
      <style:text-properties officeooo:rsid="002a980a"/>
    </style:style>
    <style:style style:name="T15" style:family="text">
      <style:text-properties officeooo:rsid="002cf164"/>
    </style:style>
    <style:style style:name="T16" style:family="text">
      <style:text-properties officeooo:rsid="002f68b7"/>
    </style:style>
    <style:style style:name="T17" style:family="text">
      <style:text-properties officeooo:rsid="00308ed4"/>
    </style:style>
    <style:style style:name="T18" style:family="text">
      <style:text-properties officeooo:rsid="0032fe93"/>
    </style:style>
    <style:style style:name="T19" style:family="text">
      <style:text-properties officeooo:rsid="003436e6"/>
    </style:style>
    <style:style style:name="T20" style:family="text">
      <style:text-properties officeooo:rsid="00358570"/>
    </style:style>
    <style:style style:name="T21" style:family="text">
      <style:text-properties officeooo:rsid="00376893"/>
    </style:style>
    <style:style style:name="T22" style:family="text">
      <style:text-properties officeooo:rsid="003b4004"/>
    </style:style>
    <style:style style:name="T23" style:family="text">
      <style:text-properties officeooo:rsid="003cd93c"/>
    </style:style>
    <style:style style:name="T24" style:family="text">
      <style:text-properties officeooo:rsid="003e4fce"/>
    </style:style>
    <style:style style:name="T25" style:family="text">
      <style:text-properties officeooo:rsid="003e7ad5"/>
    </style:style>
    <style:style style:name="T26" style:family="text">
      <style:text-properties officeooo:rsid="003f2492"/>
    </style:style>
    <style:style style:name="T27" style:family="text">
      <style:text-properties fo:color="#c9211e" loext:opacity="100%"/>
    </style:style>
    <style:style style:name="T28" style:family="text">
      <style:text-properties fo:color="#c9211e" loext:opacity="100%" officeooo:rsid="00189b23"/>
    </style:style>
    <style:style style:name="T29" style:family="text">
      <style:text-properties fo:color="#c9211e" loext:opacity="100%" officeooo:rsid="001dab53"/>
    </style:style>
    <style:style style:name="T30" style:family="text">
      <style:text-properties fo:color="#c9211e" loext:opacity="100%" officeooo:rsid="004007ba"/>
    </style:style>
    <style:style style:name="T31" style:family="text">
      <style:text-properties fo:color="#c9211e" loext:opacity="100%" officeooo:rsid="00416994"/>
    </style:style>
    <style:style style:name="T32" style:family="text">
      <style:text-properties officeooo:rsid="00402867"/>
    </style:style>
    <style:style style:name="T33" style:family="text">
      <style:text-properties officeooo:rsid="004037b1"/>
    </style:style>
    <style:style style:name="T34" style:family="text">
      <style:text-properties officeooo:rsid="00407245"/>
    </style:style>
    <style:style style:name="T35" style:family="text">
      <style:text-properties officeooo:rsid="00416994"/>
    </style:style>
    <style:style style:name="T36" style:family="text">
      <style:text-properties officeooo:rsid="0042ff98"/>
    </style:style>
    <style:style style:name="T37" style:family="text">
      <style:text-properties officeooo:rsid="00444cab"/>
    </style:style>
    <style:style style:name="T38" style:family="text">
      <style:text-properties officeooo:rsid="0045139d"/>
    </style:style>
    <style:style style:name="T39" style:family="text">
      <style:text-properties officeooo:rsid="0045d6f7"/>
    </style:style>
    <style:style style:name="T40" style:family="text">
      <style:text-properties officeooo:rsid="0046b6d9"/>
    </style:style>
    <style:style style:name="T41" style:family="text">
      <style:text-properties officeooo:rsid="00489939"/>
    </style:style>
    <style:style style:name="T42" style:family="text">
      <style:text-properties officeooo:rsid="004a33fc"/>
    </style:style>
    <style:style style:name="T43" style:family="text">
      <style:text-properties officeooo:rsid="004b9b0f"/>
    </style:style>
    <style:style style:name="T44" style:family="text">
      <style:text-properties officeooo:rsid="004d9768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) Give the masculine singular paradigm of सः/तद<text:span text:style-name="T1">्</text:span> .</text:p>
      <text:p text:style-name="P1">Nom: सः <text:span text:style-name="T2">он</text:span></text:p>
      <text:p text:style-name="P1">Acc: तम् <text:span text:style-name="T2">его</text:span></text:p>
      <text:p text:style-name="P1">Instr: तेन <text:span text:style-name="T2">им</text:span></text:p>
      <text:p text:style-name="P1">Dat: तस्मै <text:span text:style-name="T2">ему </text:span></text:p>
      <text:p text:style-name="P1">Abl: तस्मात् <text:span text:style-name="T2">от него </text:span></text:p>
      <text:p text:style-name="P1">Gen: तस्य <text:span text:style-name="T2">у него</text:span></text:p>
      <text:p text:style-name="P1">Loc: तस्मिन् <text:span text:style-name="T2">в нём</text:span></text:p>
      <text:p text:style-name="Standard"/>
      <text:p text:style-name="Standard">2) Identify the following forms.</text:p>
      <text:p text:style-name="Standard">Example: अनया Instr Sg Fem of अयम्/इदम्- ‘this, that’ –› ‘with/by this (woman)’</text:p>
      <text:p text:style-name="Standard">१) तेषु → <text:s/><text:span text:style-name="T2">Loc, pl, m/n – в них</text:span></text:p>
      <text:p text:style-name="P3">२) तैः → <text:span text:style-name="T2">Instr, pl, m/n</text:span> → <text:span text:style-name="T22">(c) </text:span><text:span text:style-name="T2">ими</text:span></text:p>
      <text:p text:style-name="P3">३) ताभिः→ <text:span text:style-name="T2">Instr, pl, f</text:span>→ <text:span text:style-name="T22">(c) </text:span><text:span text:style-name="T2">ими</text:span></text:p>
      <text:p text:style-name="P3">४) तयोः→ <text:span text:style-name="T2">Gen/Loc, du, m/n/</text:span><text:span text:style-name="T22">f<text:tab/></text:span>→<text:span text:style-name="T2">у </text:span><text:span text:style-name="T5">них(двоих)</text:span><text:span text:style-name="T2">, в них(двоих),</text:span> </text:p>
      <text:p text:style-name="P3">५) अस्मात्→ <text:span text:style-name="T2">Abl, sg, m/n</text:span>→ <text:span text:style-name="T2">от </text:span><text:span text:style-name="T5">этого</text:span></text:p>
      <text:p text:style-name="P3">६) तस्य→ <text:span text:style-name="T2">Gen, sg, m/n</text:span>→ <text:span text:style-name="T3">у него</text:span></text:p>
      <text:p text:style-name="P16">७) ते→ <text:span text:style-name="T2">Nom/Acc, du, n </text:span><text:span text:style-name="T23">\ Nom/Acc/ du m , </text:span>→ <text:span text:style-name="T3">они(двое)</text:span></text:p>
      <text:p text:style-name="P3">८) तेषाम्→ <text:span text:style-name="T2">Gen, pl, m/n</text:span>→ <text:s/><text:span text:style-name="T3">у них</text:span></text:p>
      <text:p text:style-name="P3">९) ताभ्याम्→ <text:span text:style-name="T2">Inst/Dat/Abl, du, f</text:span>→ <text:span text:style-name="T3">ими(двумя)\им(двум)\от них(двоих)</text:span></text:p>
      <text:p text:style-name="P3">१०) ताम्→ <text:span text:style-name="T2">Acc, sg, f</text:span>→ <text:span text:style-name="T4">её</text:span></text:p>
      <text:p text:style-name="P3">११) तम्→ <text:span text:style-name="T2">Acc, sg, m</text:span>→ <text:span text:style-name="T4">его</text:span></text:p>
      <text:p text:style-name="P3">१२) इदम्→ <text:span text:style-name="T2">Nom/Acc, sg, n</text:span>→<text:span text:style-name="T4">это</text:span> </text:p>
      <text:p text:style-name="P3">१३) आसु→ <text:span text:style-name="T2">Loc, pl, f</text:span>→ <text:span text:style-name="T4">в </text:span><text:span text:style-name="T5">эт</text:span><text:span text:style-name="T23">их</text:span></text:p>
      <text:p text:style-name="P3">१४) तेभ्यः→ <text:span text:style-name="T2">Dat/Abl, pl, m/n</text:span>→<text:span text:style-name="T4">им, от них</text:span> </text:p>
      <text:p text:style-name="P3">१५) अस्याम्→ <text:span text:style-name="T2">Loc, sg, f</text:span>→ <text:span text:style-name="T4">в </text:span><text:span text:style-name="T5">эт</text:span><text:span text:style-name="T24">ой</text:span></text:p>
      <text:p text:style-name="P3">१६) ताः→ <text:span text:style-name="T2">Nom/Acc, pl, f</text:span>→ <text:span text:style-name="T4">они, их</text:span></text:p>
      <text:p text:style-name="P3">१७) तस्याः→<text:span text:style-name="T2">Abl/Gen, sg, f</text:span> → <text:span text:style-name="T5">от неё, у неё</text:span></text:p>
      <text:p text:style-name="P3">१८) तस्मिन्→ <text:span text:style-name="T2">Loc, sg, m/n</text:span>→ <text:span text:style-name="T5">в нем</text:span></text:p>
      <text:p text:style-name="P3">१९) तस्याम्→ <text:span text:style-name="T2">Loc, sg, f</text:span>→ <text:span text:style-name="T5">в ней</text:span></text:p>
      <text:p text:style-name="P3">२०) अस्मिन्→ <text:span text:style-name="T2">Loc, sg, m/n</text:span>→ <text:span text:style-name="T5">в этом</text:span></text:p>
      <text:p text:style-name="P3">२१) अनेन→ <text:span text:style-name="T2">Inst, sg, m/</text:span><text:span text:style-name="T26">न</text:span>→<text:span text:style-name="T5">с этим</text:span> </text:p>
      <text:p text:style-name="P3">२२) एभ्यः→ <text:span text:style-name="T2">Dat/Abl, pl, m/n</text:span>→ <text:span text:style-name="T25">им</text:span><text:span text:style-name="T5">, от </text:span><text:span text:style-name="T25">них</text:span></text:p>
      <text:p text:style-name="P3">२३) आभ्यः→ <text:span text:style-name="T2">Dat/Abl, pl, f</text:span>→ <text:span text:style-name="T5">э</text:span><text:span text:style-name="T26">тих</text:span><text:span text:style-name="T5"> у этой</text:span></text:p>
      <text:p text:style-name="P3">२४)<text:span text:style-name="T27"> इमे→ </text:span><text:span text:style-name="T28">Nom/Acc, du, f</text:span><text:span text:style-name="T27">→ </text:span><text:span text:style-name="T29">эти(две) </text:span><text:span text:style-name="T30">неполно!</text:span></text:p>
      <text:p text:style-name="P3">२५) तत्→ <text:span text:style-name="T2">Nom/Acc, sg, n</text:span>→ <text:span text:style-name="T5">он</text:span><text:span text:style-name="T26">о</text:span><text:span text:style-name="T5">, его</text:span></text:p>
      <text:p text:style-name="P3">२६) <text:span text:style-name="T27">आभ्याम्→</text:span><text:span text:style-name="T28">Inst/Dat/Abl, du, f</text:span><text:span text:style-name="T27">→ <text:s/></text:span><text:span text:style-name="T29">этими, этим, от этих (двух) </text:span><text:span text:style-name="T30">неполно</text:span></text:p>
      <text:p text:style-name="P3">२७) अनया→ <text:span text:style-name="T2">Inst, sg, f</text:span>→ <text:span text:style-name="T5">этой</text:span></text:p>
      <text:p text:style-name="P3">२८) तेन→ <text:span text:style-name="T2">Instr, sg, m/n</text:span>→ <text:span text:style-name="T5">им</text:span></text:p>
      <text:p text:style-name="P3">२९) आसाम्→ <text:span text:style-name="T2">Gen, pl, f</text:span>→ <text:s/><text:span text:style-name="T5">этих</text:span></text:p>
      <text:p text:style-name="P3"/>
      <text:p text:style-name="Standard">3) Of the stem listed, give the form in brackets.</text:p>
      <text:p text:style-name="Standard">a) तद<text:span text:style-name="T6">्</text:span> (Acc Pl Ntr) → तानि</text:p>
      <text:p text:style-name="P4">b) तद<text:span text:style-name="T6">्</text:span> (Instr Du Ntr) → ताभ्याम्</text:p>
      <text:p text:style-name="P4">c) तद<text:span text:style-name="T6">्</text:span> (Loc Pl Masc) → तेषु</text:p>
      <text:p text:style-name="P4"><text:soft-page-break/>d) इदम्- (Loc Du Fem) → अनयोः</text:p>
      <text:p text:style-name="P4">e) इदम्- (Gen Du Ntr) → अनयोः</text:p>
      <text:p text:style-name="P4">f) इदम्- (Dat Pl Masc) → एभ्यः</text:p>
      <text:p text:style-name="P4">g) इदम्- (Acc Sg Fem) → इमाम्</text:p>
      <text:p text:style-name="P4">h) तद<text:span text:style-name="T6">्</text:span> (Nom Pl Masc) → ते</text:p>
      <text:p text:style-name="P4">i) तद<text:span text:style-name="T6">् </text:span>(Dat Du Fem) → ताभ्याम्</text:p>
      <text:p text:style-name="P4">j) तद<text:span text:style-name="T6">्</text:span> (Abl Sg Fem) → तस्याः</text:p>
      <text:p text:style-name="P4">k) तद<text:span text:style-name="T6">्</text:span> (Gen Sg Masc) → तस्य</text:p>
      <text:p text:style-name="P4">l) इदम्- (Abl Pl Ntr) → एभ्यः</text:p>
      <text:p text:style-name="Standard"/>
      <text:p text:style-name="Standard"/>
      <text:p text:style-name="Standard">4) Translate into English.</text:p>
      <text:p text:style-name="Standard"/>
      <text:p text:style-name="Standard">१) नारी नर<text:span text:style-name="T7">ः च </text:span>गृह<text:span text:style-name="T7">म्</text:span> संप्रत्यागच्छतः । स<text:span text:style-name="T7">ः</text:span> <text:span text:style-name="T7">अ</text:span>न्न<text:span text:style-name="T7">म्</text:span> भरति सा त<text:span text:style-name="T7">ु</text:span> <text:span text:style-name="T7">उ</text:span>दकम् ।</text:p>
      <text:p text:style-name="P5">Женщина и мужчина домой возвращаются. Он еду несёт, она же – воду.</text:p>
      <text:p text:style-name="Standard">२) त<text:span text:style-name="T7">त्</text:span> <text:span text:style-name="T7">अ</text:span>र्थ<text:span text:style-name="T32">े</text:span> पुरम<text:span text:style-name="T7">्</text:span> <text:span text:style-name="T7">आ</text:span>यम् । <text:span text:style-name="T7">в тот с целью город (вдвоем) </text:span><text:span text:style-name="T32">я пошёл.</text:span></text:p>
      <text:p text:style-name="P2">३) ते <text:span text:style-name="T7">अ</text:span>श्वाः <text:bookmark-start text:name="__DdeLink__9650_1784023470"/>पृत<text:bookmark-end text:name="__DdeLink__9650_1784023470"/>नाया<text:span text:style-name="T7">म्</text:span> <text:bookmark-start text:name="__DdeLink__9652_1784023470"/>रथा<text:bookmark-end text:name="__DdeLink__9652_1784023470"/>न<text:span text:style-name="T8">्</text:span> <text:span text:style-name="T33">अ</text:span>नयन् । <text:span text:style-name="T8">Эти(они)</text:span><text:span text:style-name="T7"> лошади </text:span><text:span text:style-name="T9">в битву</text:span><text:span text:style-name="T8">колесницы </text:span><text:span text:style-name="T33">повезли</text:span><text:span text:style-name="T8">.</text:span></text:p>
      <text:p text:style-name="Standard">४) त<text:span text:style-name="T9">त्</text:span> त<text:span text:style-name="T9">े</text:span>न नरेण कृतम् । <text:span text:style-name="T9">Это тем человеком </text:span><text:span text:style-name="T34">(было) </text:span><text:span text:style-name="T9">сделанно(е).</text:span></text:p>
      <text:p text:style-name="P2">५) अप<text:span text:style-name="T10">ि</text:span> <text:span text:style-name="T10">इ</text:span>द<text:span text:style-name="T10">म्</text:span> तस्मै तस्यै <text:bookmark-start text:name="__DdeLink__9670_1784023470"/>व<text:span text:style-name="T15">ा</text:span> <text:span text:style-name="T15">अ</text:span>क<text:bookmark-end text:name="__DdeLink__9670_1784023470"/>रोः । <text:span text:style-name="T10">Это ему </text:span><text:span text:style-name="T15">или </text:span><text:span text:style-name="T10">ей </text:span><text:span text:style-name="T35">ты сделал</text:span><text:span text:style-name="T15">? </text:span><text:span text:style-name="T31">Причастие в конце предложение – роль глагола.</text:span></text:p>
      <text:p text:style-name="Standard">६) तस्मि<text:span text:style-name="T11">न्</text:span> <text:span text:style-name="T11">दे</text:span>श<text:span text:style-name="T36">े</text:span> सुखा<text:span text:style-name="T36">ः</text:span> जना<text:span text:style-name="T11">ः</text:span> वसन्ति । <text:span text:style-name="T11">В той стране счастливые люди обитают.</text:span></text:p>
      <text:p text:style-name="Standard">७) एभिः पालित<text:span text:style-name="T12">म्</text:span> पुर<text:span text:style-name="T12">म्</text:span> दग्धु<text:span text:style-name="T12">म्</text:span> न शक्नोमि । <text:span text:style-name="T12">Ими защищаемый город жжечь не могу.</text:span></text:p>
      <text:p text:style-name="P6">८) ता<text:span text:style-name="T13">ः</text:span> <text:span text:style-name="T13">ते</text:span>न <text:span text:style-name="T13">अ</text:span>तुष्यन् । <text:span text:style-name="T13">Они(женщины) </text:span><text:span text:style-name="T38">(</text:span><text:span text:style-name="T37">c</text:span><text:span text:style-name="T38">)</text:span><text:span text:style-name="T37"> </text:span><text:span text:style-name="T13">им(мужчинами) радовались.</text:span></text:p>
      <text:p text:style-name="Standard">९) त<text:span text:style-name="T14">त्</text:span> <text:span text:style-name="T14">न</text:span> कर्तु<text:span text:style-name="T14">म्</text:span> शक्नोम<text:span text:style-name="T14">ि</text:span> <text:span text:style-name="T14">इ</text:span>ति नर<text:span text:style-name="T14">ः</text:span> जानाति । <text:span text:style-name="T14">То сделать не могу – человек знает.</text:span></text:p>
      <text:p text:style-name="P7">१०) अस्मा<text:span text:style-name="T14">त् </text:span><text:bookmark-start text:name="__DdeLink__9684_1784023470"/><text:span text:style-name="T14">व</text:span>ना<text:bookmark-end text:name="__DdeLink__9684_1784023470"/><text:span text:style-name="T14">त्</text:span> <text:span text:style-name="T14">प्रत्या</text:span>गत्य कुमार<text:span text:style-name="T14">ः</text:span> गृह<text:span text:style-name="T14">म्</text:span> प्राविशत् । <text:span text:style-name="T14">Из того леса вернувшись, юноша в дом вошёл.</text:span></text:p>
      <text:p text:style-name="Standard">११) इमे भद्रा<text:span text:style-name="T14">ः</text:span> एभ्य<text:span text:style-name="T14">ः</text:span> <text:span text:style-name="T14">तु</text:span> बिभेमि। <text:span text:style-name="T14">Эти(m, pl) хорошие, но </text:span><text:span text:style-name="T38">их </text:span><text:span text:style-name="T14">я боюсь.</text:span></text:p>
      <text:p text:style-name="Standard">१२) इद<text:span text:style-name="T14">म्</text:span> गृह<text:span text:style-name="T14">म्</text:span> न जानामि । <text:span text:style-name="T14">Этот дом я не знаю.</text:span></text:p>
      <text:p text:style-name="Standard"/>
      <text:p text:style-name="Standard">READINGS</text:p>
      <text:p text:style-name="Standard"/>
      <text:p text:style-name="Standard">Yudhiṣṭhira Welcomes the Great Sage Nārada</text:p>
      <text:p text:style-name="Standard"/>
      <text:p text:style-name="Standard">तम<text:span text:style-name="T16">्</text:span> <text:span text:style-name="T16">आ</text:span>गतम<text:span text:style-name="T16">्</text:span> <text:span text:style-name="T16">ऋ</text:span>षि<text:span text:style-name="T16">म्</text:span> दृष्ट्वा नारद<text:span text:style-name="T16">म्</text:span> सर्व-धर्म-वि<text:span text:style-name="T40">द्</text:span> ।</text:p>
      <text:p text:style-name="P8">Того подошедшего мудреца увидев, Нараду, все дхармы знающего</text:p>
      <text:p text:style-name="Standard"/>
      <text:p text:style-name="Standard">सहसा पाण्डव-श्रेष्ठः प्रत्युत्थाय <text:span text:style-name="T17">अ</text:span>नुज<text:span text:style-name="T39">ैः</text:span> सह ॥ १३ ॥</text:p>
      <text:p text:style-name="P9">Немедленно лучший из Пандавов с младшим брат<text:span text:style-name="T39">ьями</text:span> встав <text:span text:style-name="T40">навстречу </text:span>вместе</text:p>
      <text:p text:style-name="P9"/>
      <text:p text:style-name="Standard"><text:span text:style-name="T41">अ</text:span>भ्यवादय<text:span text:style-name="T17">त्</text:span> <text:span text:style-name="T17">प्री</text:span>त्या विनय-<text:span text:style-name="T17">अ</text:span>वनत<text:span text:style-name="T17">ः</text:span> <text:span text:style-name="T17">त</text:span>दा ।</text:p>
      <text:p text:style-name="P10">Приветствовал с радостью, <text:span text:style-name="T41">вежливо </text:span>поклонившийся тогда</text:p>
      <text:p text:style-name="Standard"/>
      <text:p text:style-name="P11">तदर्हम<text:span text:style-name="T17">्</text:span> <text:span text:style-name="T17">आ</text:span>सन<text:span text:style-name="T17">म्</text:span> तस्मै संप्रदाय यथाविधि ॥ १४ ॥</text:p>
      <text:p text:style-name="P9">Достойное его место <text:span text:style-name="T42">ему </text:span>предложив как полагается<text:span text:style-name="T43">(по закону)</text:span></text:p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Hanumān before His Heroic Jump to Śrī Laṅkā to Find Sītā</text:p>
      <text:p text:style-name="P9"/>
      <text:p text:style-name="P9">यथा राघव-निर्मुक्तः शरः श्वसन-विक्रमः ।</text:p>
      <text:p text:style-name="P12">как Рамой выпущенная стрела, быстрая как ветер</text:p>
      <text:p text:style-name="P12"><text:s/></text:p>
      <text:p text:style-name="P9">गच्छेत् <text:span text:style-name="T18">त</text:span>द्वद् <text:span text:style-name="T18">ग</text:span>मिष्यामि लङ्का<text:span text:style-name="T18">म्</text:span> रावणपालिताम् ।। ३६ ॥</text:p>
      <text:p text:style-name="P13">летела бы, так я отправлюсь на Ланку, <text:span text:style-name="T19">Раваной защищаемую</text:span></text:p>
      <text:p text:style-name="P13"/>
      <text:p text:style-name="P9">न हि द्रक्ष्यामि यदि ता<text:span text:style-name="T20">म्</text:span> लङ्काया<text:span text:style-name="T20">म्</text:span> जनकात्मजाम् ।</text:p>
      <text:p text:style-name="P14">И не увижу если ту на Ланке дочь Джанаки <text:s/></text:p>
      <text:p text:style-name="P9"/>
      <text:p text:style-name="P9">अनेन <text:span text:style-name="T20">ए</text:span><draw:frame draw:style-name="fr1" draw:name="Object1" text:anchor-type="as-char" svg:y="-0.377cm" svg:width="0.002cm" svg:height="0.467cm" draw:z-index="0"><draw:object xlink:href="./Object 1" xlink:type="simple" xlink:show="embed" xlink:actuate="onLoad"/><draw:image xlink:href="./ObjectReplacements/Object 1" xlink:type="simple" xlink:show="embed" xlink:actuate="onLoad"/></draw:frame>व हि वेगेन गमिष्यामि सुर-<text:span text:style-name="T44">आ</text:span>लयम् ॥ ३७ ॥</text:p>
      <text:p text:style-name="P14">с этой же скоростью помчусь в обитель богов.</text:p>
      <text:p text:style-name="P14"><text:s/></text:p>
      <text:p text:style-name="P9">यदि वा त्रिदिवे सीता<text:span text:style-name="T21">म्</text:span> न द्रक्ष्यामि कृतश्रमः ।</text:p>
      <text:p text:style-name="P15">Или если на небесах Ситу не увижу, <text:span text:style-name="T44">потрудившийся</text:span></text:p>
      <text:p text:style-name="P15"/>
      <text:p text:style-name="P9">बद<text:span text:style-name="T21">्ध</text:span><text:span text:style-name="T44">्</text:span><text:span text:style-name="T21">वा</text:span> राक्षसराजानम<text:span text:style-name="T21">्</text:span> <text:span text:style-name="T21">आ</text:span>नयिष्यामि रावणम् ॥ ३८ ॥</text:p>
      <text:p text:style-name="P15">связав ракшасов царя я приведу Равану.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1T19:51:47.984243091</meta:creation-date>
    <dc:date>2025-04-10T16:15:58.223717271</dc:date>
    <meta:editing-duration>P6DT20H59M23S</meta:editing-duration>
    <meta:editing-cycles>48</meta:editing-cycles>
    <meta:generator>LibreOffice/7.4.7.2$Linux_X86_64 LibreOffice_project/40$Build-2</meta:generator>
    <meta:document-statistic meta:table-count="0" meta:image-count="0" meta:object-count="1" meta:page-count="3" meta:paragraph-count="91" meta:word-count="704" meta:character-count="3281" meta:non-whitespace-character-count="2648"/>
  </office:meta>
</office:document-meta>
</file>

<file path=Object 1/content.xml><?xml version="1.0" encoding="utf-8"?>
<math xmlns="http://www.w3.org/1998/Math/MathML" display="block"/>
</file>